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20234"/>
    </style:style>
    <style:style style:name="P2" style:family="paragraph" style:parent-style-name="Standard" style:list-style-name="L5">
      <style:text-properties officeooo:paragraph-rsid="00020234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paragraph-rsid="00020234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20234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paragraph-rsid="00020234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20234" officeooo:paragraph-rsid="00020234"/>
    </style:style>
    <style:style style:name="P7" style:family="paragraph" style:parent-style-name="Standard" style:list-style-name="L6">
      <style:text-properties officeooo:rsid="00020234" officeooo:paragraph-rsid="00020234"/>
    </style:style>
    <style:style style:name="P8" style:family="paragraph" style:parent-style-name="Standard" style:list-style-name="L6">
      <style:text-properties officeooo:paragraph-rsid="00020234"/>
    </style:style>
    <style:style style:name="P9" style:family="paragraph" style:parent-style-name="Standard" style:list-style-name="L7">
      <style:text-properties officeooo:paragraph-rsid="00020234"/>
    </style:style>
    <style:style style:name="P10" style:family="paragraph" style:parent-style-name="Standard" style:list-style-name="L8">
      <style:text-properties officeooo:paragraph-rsid="00020234"/>
    </style:style>
    <style:style style:name="T1" style:family="text">
      <style:text-properties officeooo:rsid="000202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234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arrollo WEB Integrado: Desarrollo Tienda de Disfraces: Metamorfosis </text:p>
      <text:p text:style-name="P4"/>
      <text:p text:style-name="P3">1. Roles de la página web: </text:p>
      <text:p text:style-name="P1"/>
      <text:list text:style-name="L5">
        <text:list-item>
          <text:p text:style-name="P2">Ciudadano</text:p>
        </text:list-item>
        <text:list-item>
          <text:p text:style-name="P2">Cliente (Ciudadano Registrado). </text:p>
        </text:list-item>
        <text:list-item>
          <text:p text:style-name="P2">Empleado </text:p>
        </text:list-item>
        <text:list-item>
          <text:p text:style-name="P2">Gerente de la empresa </text:p>
        </text:list-item>
        <text:list-item>
          <text:p text:style-name="P2">Administrador del sistema </text:p>
        </text:list-item>
      </text:list>
      <text:p text:style-name="P1"/>
      <text:p text:style-name="P3">1a.Nomenclaturas: De Ciudadano: </text:p>
      <text:p text:style-name="P1"/>
      <text:p text:style-name="P1">Como Ciudadano puedo acceder en el sitio web </text:p>
      <text:p text:style-name="P1">Como Ciudadano puedo consultar el sitio web </text:p>
      <text:p text:style-name="P1">Como Ciudadano puedo consultar la ubicación geográfica de las sucursales de la tienda </text:p>
      <text:p text:style-name="P1">Como Ciudadano puedo consultar las redes sociales de la tienda </text:p>
      <text:p text:style-name="P1"/>
      <text:p text:style-name="P1">----------------------------------------------Exclusivo de Ciudadano---------------------------------------------</text:p>
      <text:p text:style-name="P1"/>
      <text:p text:style-name="P1">Como Ciudadano puedo consultar el catálogo hasta cierto punto <text:span text:style-name="T1">(sin poder alquilar sin antes registrarse)</text:span></text:p>
      <text:p text:style-name="P1">Como Ciudadano puedo crear una cuenta (registrar) en el sitio web </text:p>
      <text:p text:style-name="P1"/>
      <text:p text:style-name="P3">1<text:span text:style-name="T1">b</text:span>.Nomenclaturas: De Cliente: </text:p>
      <text:p text:style-name="P1"/>
      <text:p text:style-name="P1">Como Cliente puedo acceder en el sitio web </text:p>
      <text:p text:style-name="P1">Como Cliente puedo consultar el sitio web </text:p>
      <text:p text:style-name="P1">Como Cliente puedo consultar la ubicación geográfica de las sucursales de la tienda </text:p>
      <text:p text:style-name="P1">Como Cliente puedo consultar las redes sociales de la tienda</text:p>
      <text:p text:style-name="P1"/>
      <text:p text:style-name="P1">------------------------------------------------Exclusivo de <text:span text:style-name="T1">cliente</text:span>------------------------------------------------</text:p>
      <text:p text:style-name="P1"/>
      <text:p text:style-name="P1">Como Cliente puedo consultar el catálogo sin restricciones </text:p>
      <text:p text:style-name="P1">Como Cliente puedo Alquilar un disfraz desde el sitio web </text:p>
      <text:p text:style-name="P1"/>
      <text:p text:style-name="P3">1<text:span text:style-name="T1">c</text:span>.Nomenclaturas: De Empleado: </text:p>
      <text:p text:style-name="P3"/>
      <text:p text:style-name="P5">Como Gerente puedo acceder en el sitio web </text:p>
      <text:p text:style-name="P5">Como Gerente puedo consultar el sitio web </text:p>
      <text:p text:style-name="P5"/>
      <text:p text:style-name="P1">----------------------------------------------Exclusivo de <text:span text:style-name="T1">Empleado</text:span>--------------------------------------------</text:p>
      <text:p text:style-name="P1"/>
      <text:p text:style-name="P1">Como Empleado puedo consultar los disfraces disponibles </text:p>
      <text:p text:style-name="P1">Como Empleado puedo recibir notificaciones sobre disfraces y accesorios alquilados <text:span text:style-name="T1">o devueltos</text:span></text:p>
      <text:p text:style-name="P1"/>
      <text:p text:style-name="P3">1<text:span text:style-name="T1">d</text:span>.Nomenclaturas: De Gerente de la Empresa: </text:p>
      <text:p text:style-name="P5"/>
      <text:p text:style-name="P5">Como Gerente puedo acceder en el sitio web </text:p>
      <text:p text:style-name="P5">Como Gerente puedo consultar el sitio web </text:p>
      <text:p text:style-name="P1"/>
      <text:p text:style-name="P1">-----------------------------------------------Exclusivo de Gerente-----------------------------------------------</text:p>
      <text:p text:style-name="P1"/>
      <text:p text:style-name="P1"><text:soft-page-break/>Como Gerente de la Empresa puedo Consultar las estadísticas de ventas <text:span text:style-name="T1">y</text:span> <text:span text:style-name="T1">tendencias</text:span> de la empresa </text:p>
      <text:p text:style-name="P1">Como Gerente de la empresa puedo Contratar y despedir personal. </text:p>
      <text:p text:style-name="P6">Como <text:s/>Gerente de la Empresa puedo Consultar, editar o dar de baja Disfraces y Accesorios.</text:p>
      <text:p text:style-name="P1"/>
      <text:p text:style-name="P3"/>
      <text:p text:style-name="P1"><text:span text:style-name="T2">1</text:span><text:span text:style-name="T3">e</text:span><text:span text:style-name="T2">.Nomenclaturas: De Administrador del sistema:</text:span> </text:p>
      <text:p text:style-name="P1"/>
      <text:p text:style-name="P5">Como Administrador puedo acceder en el sitio web </text:p>
      <text:p text:style-name="P5">Como Administrador Gerente puedo consultar el sitio web </text:p>
      <text:p text:style-name="P1"/>
      <text:p text:style-name="P1">-----------------------------------------------Exclusivo de <text:span text:style-name="T1">Admin</text:span>-----------------------------------------------</text:p>
      <text:p text:style-name="P1"/>
      <text:p text:style-name="P1">Como Administrador del sistema puedo gestionar estado del sitio </text:p>
      <text:p text:style-name="P1">Como Administrador del sistema puedo gestionar períodos de mantenimiento del sitio </text:p>
      <text:p text:style-name="P3"/>
      <text:p text:style-name="P3">2.Gestión de Contenidos: </text:p>
      <text:p text:style-name="P1"/>
      <text:p text:style-name="P1">A. institucional </text:p>
      <text:list text:style-name="L6">
        <text:list-item>
          <text:p text:style-name="P7">Gerencia</text:p>
        </text:list-item>
        <text:list-item>
          <text:p text:style-name="P8">Contactos en general[E-mail, teléfono, redes sociales] </text:p>
        </text:list-item>
        <text:list-item>
          <text:p text:style-name="P8">Medios de pago </text:p>
        </text:list-item>
        <text:list-item>
          <text:p text:style-name="P8">Eslogan/Logo empresarial </text:p>
        </text:list-item>
        <text:list-item>
          <text:p text:style-name="P8">Ubicación geográfica </text:p>
        </text:list-item>
        <text:list-item>
          <text:p text:style-name="P8">Infraestructura </text:p>
          <text:p text:style-name="P7"/>
        </text:list-item>
      </text:list>
      <text:p text:style-name="P1">B. Productos y / o servicios </text:p>
      <text:p text:style-name="P1"/>
      <text:list text:style-name="L7">
        <text:list-item>
          <text:p text:style-name="P9">Atención al cliente <text:span text:style-name="T1">atraves de Consultas via pagina web</text:span></text:p>
        </text:list-item>
        <text:list-item>
          <text:p text:style-name="P9">Fecha de alquiler y devolución </text:p>
        </text:list-item>
        <text:list-item>
          <text:p text:style-name="P9">Disfraces y accesorios </text:p>
        </text:list-item>
        <text:list-item>
          <text:p text:style-name="P9">Convenio con [empresas privadas, organizadores de eventos, festivales] </text:p>
        </text:list-item>
        <text:list-item>
          <text:p text:style-name="P9">Categorías[<text:span text:style-name="T1">N</text:span>iños,<text:span text:style-name="T1">Niñas</text:span>,<text:span text:style-name="T1">Hombres</text:span>,<text:span text:style-name="T1">Mujeres</text:span>,accesorios] </text:p>
        </text:list-item>
      </text:list>
      <text:p text:style-name="P1"/>
      <text:p text:style-name="P1">C. Novedades</text:p>
      <text:list text:style-name="L8">
        <text:list-item>
          <text:p text:style-name="P10">Noticias </text:p>
        </text:list-item>
        <text:list-item>
          <text:p text:style-name="P10">Descuento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3:42:41.286000000</meta:creation-date>
    <dc:date>2024-11-05T04:07:59.912000000</dc:date>
    <meta:editing-duration>PT25M27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0" meta:word-count="387" meta:character-count="3016" meta:non-whitespace-character-count="2665"/>
  </office:meta>
</office:document-meta>
</file>